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266C6300C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6.42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cm" svg:stroke-color="#00a933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1.2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1.9cm" fo:min-width="1.9cm" loext:decorative="false"/>
    </style:style>
    <style:style style:name="gr7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5.5cm" fo:min-width="1.9cm" loext:decorative="false"/>
    </style:style>
    <style:style style:name="gr8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9cm" fo:min-width="1.9cm" loext:decorative="false"/>
    </style:style>
    <style:style style:name="gr9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12.3cm" fo:min-width="1.9cm" loext:decorative="false"/>
    </style:style>
    <style:style style:name="gr10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1.9cm" fo:min-width="1.1cm" loext:decorative="false"/>
      <style:paragraph-properties style:writing-mode="lr-tb"/>
    </style:style>
    <style:style style:name="gr11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3.65cm" fo:min-width="1.1cm" loext:decorative="false"/>
      <style:paragraph-properties style:writing-mode="lr-tb"/>
    </style:style>
    <style:style style:name="gr12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3.5cm" fo:min-width="1.1cm" loext:decorative="false"/>
      <style:paragraph-properties style:writing-mode="lr-tb"/>
    </style:style>
    <style:style style:name="gr13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3.3cm" fo:min-width="1.1cm" loext:decorative="false"/>
      <style:paragraph-properties style:writing-mode="lr-tb"/>
    </style:style>
    <style:style style:name="gr14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1.55cm" fo:min-width="1.1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7" style:family="paragraph">
      <loext:graphic-properties draw:fill="hatch" draw:fill-hatch-name="Red_20_45_20_Degrees" draw:fill-hatch-solid="false"/>
      <style:paragraph-properties fo:text-align="center"/>
    </style:style>
    <style:style style:name="P8" style:family="paragraph">
      <loext:graphic-properties draw:fill="none" draw:fill-hatch-solid="false"/>
      <style:paragraph-properties fo:text-align="center"/>
    </style:style>
    <style:style style:name="T1" style:family="text">
      <style:text-properties style:font-name="Arial1" fo:font-size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7cm" svg:y="19.25cm">
          <draw:text-box>
            <text:p text:style-name="P1"><text:span text:style-name="T1">File </text:span><text:span text:style-name="T1"><text:file-name text:display="name">20240929a_zentral_pufferspeicher</text:file-name></text:span></text:p>
            <text:p text:style-name="P1"><text:span text:style-name="T1"/></text:p>
          </draw:text-box>
        </draw:frame>
        <draw:frame draw:style-name="gr2" draw:text-style-name="P3" draw:layer="layout" svg:width="6.428cm" svg:height="0.689cm" svg:x="2.122cm" svg:y="1.5cm">
          <draw:text-box>
            <text:p><text:span text:style-name="T2">Speicher zentral</text:span></text:p>
          </draw:text-box>
        </draw:frame>
        <draw:frame draw:style-name="gr3" draw:text-style-name="P4" draw:layer="layout" svg:width="7.563cm" svg:height="15.326cm" svg:x="3.387cm" svg:y="3.424cm">
          <draw:image xlink:href="Pictures/100000000000012F00000266C6300C04.png" xlink:type="simple" xlink:show="embed" xlink:actuate="onLoad" draw:mime-type="image/png">
            <text:p/>
          </draw:image>
        </draw:frame>
        <draw:line draw:style-name="gr4" draw:text-style-name="P5" draw:layer="layout" svg:x1="25.7cm" svg:y1="5.75cm" svg:x2="3.5cm" svg:y2="5.75cm">
          <text:p/>
        </draw:line>
        <draw:line draw:style-name="gr4" draw:text-style-name="P5" draw:layer="layout" svg:x1="25.7cm" svg:y1="9.35cm" svg:x2="3.5cm" svg:y2="9.35cm">
          <text:p/>
        </draw:line>
        <draw:line draw:style-name="gr4" draw:text-style-name="P5" draw:layer="layout" svg:x1="25.7cm" svg:y1="12.85cm" svg:x2="3.5cm" svg:y2="12.85cm">
          <text:p/>
        </draw:line>
        <draw:line draw:style-name="gr4" draw:text-style-name="P5" draw:layer="layout" svg:x1="25.7cm" svg:y1="16.15cm" svg:x2="3.5cm" svg:y2="16.15cm">
          <text:p/>
        </draw:line>
        <draw:frame draw:style-name="gr5" draw:text-style-name="P6" draw:layer="layout" svg:width="1.252cm" svg:height="0.395cm" svg:x="2.6cm" svg:y="5.555cm">
          <draw:text-box>
            <text:p><text:span text:style-name="T3">Tsz4</text:span></text:p>
          </draw:text-box>
        </draw:frame>
        <draw:frame draw:style-name="gr5" draw:text-style-name="P6" draw:layer="layout" svg:width="1.252cm" svg:height="0.395cm" svg:x="2.6cm" svg:y="9.156cm">
          <draw:text-box>
            <text:p><text:span text:style-name="T3">Tsz3</text:span></text:p>
          </draw:text-box>
        </draw:frame>
        <draw:frame draw:style-name="gr5" draw:text-style-name="P6" draw:layer="layout" svg:width="1.252cm" svg:height="0.395cm" svg:x="2.6cm" svg:y="12.656cm">
          <draw:text-box>
            <text:p><text:span text:style-name="T3">Tsz2</text:span></text:p>
          </draw:text-box>
        </draw:frame>
        <draw:frame draw:style-name="gr5" draw:text-style-name="P6" draw:layer="layout" svg:width="1.252cm" svg:height="0.395cm" svg:x="2.6cm" svg:y="15.956cm">
          <draw:text-box>
            <text:p><text:span text:style-name="T3">Tsz1</text:span></text:p>
          </draw:text-box>
        </draw:frame>
        <draw:custom-shape draw:style-name="gr6" draw:text-style-name="P7" draw:layer="layout" svg:width="1.9cm" svg:height="1.9cm" svg:x="11.7cm" svg:y="3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5.5cm" svg:x="15.4cm" svg:y="3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9cm" svg:height="9cm" svg:x="19.1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12.3cm" svg:x="22.8cm" svg:y="3.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903cm" svg:height="0.789cm" svg:x="11.698cm" svg:y="2.65cm">
          <draw:text-box>
            <text:p><text:span text:style-name="T3">Tsz4 &gt; 65 C</text:span></text:p>
            <text:p><text:span text:style-name="T3">Ladung 5%</text:span></text:p>
          </draw:text-box>
        </draw:frame>
        <draw:frame draw:style-name="gr5" draw:text-style-name="P6" draw:layer="layout" svg:width="1.975cm" svg:height="0.789cm" svg:x="15.399cm" svg:y="2.651cm">
          <draw:text-box>
            <text:p><text:span text:style-name="T3">Tsz3 &gt; 65 C</text:span></text:p>
            <text:p><text:span text:style-name="T3">Ladung 40%</text:span></text:p>
          </draw:text-box>
        </draw:frame>
        <draw:frame draw:style-name="gr5" draw:text-style-name="P6" draw:layer="layout" svg:width="1.975cm" svg:height="0.789cm" svg:x="19.1cm" svg:y="2.652cm">
          <draw:text-box>
            <text:p><text:span text:style-name="T3">Tsz3 &gt; 65 C</text:span></text:p>
            <text:p><text:span text:style-name="T3">Ladung 70%</text:span></text:p>
          </draw:text-box>
        </draw:frame>
        <draw:frame draw:style-name="gr5" draw:text-style-name="P6" draw:layer="layout" svg:width="2.169cm" svg:height="0.789cm" svg:x="22.681cm" svg:y="2.653cm">
          <draw:text-box>
            <text:p><text:span text:style-name="T3">Tsz3 &gt; 65 C</text:span></text:p>
            <text:p><text:span text:style-name="T3">Ladung 100%</text:span></text:p>
          </draw:text-box>
        </draw:frame>
        <draw:frame draw:style-name="gr5" draw:text-style-name="P6" draw:layer="layout" svg:width="2.169cm" svg:height="0.789cm" svg:x="26.1cm" svg:y="2.605cm">
          <draw:text-box>
            <text:p><text:span text:style-name="T3">sp_zentral</text:span></text:p>
            <text:p><text:span text:style-name="T3">_ladung_level</text:span></text:p>
          </draw:text-box>
        </draw:frame>
        <draw:custom-shape draw:style-name="gr10" draw:text-style-name="P8" draw:layer="layout" svg:width="1.1cm" svg:height="1.9cm" svg:x="26.5cm" svg:y="3.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1cm" svg:height="3.65cm" svg:x="26.5cm" svg:y="5.7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1cm" svg:height="3.5cm" svg:x="26.5cm" svg:y="9.35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1cm" svg:height="3.3cm" svg:x="26.5cm" svg:y="12.85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1cm" svg:height="1.55cm" svg:x="26.5cm" svg:y="16.15cm">
          <text:p text:style-name="P4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eschriftung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29T19:11:21.519000000</dc:date>
    <dc:language>de-DE</dc:language>
    <meta:editing-cycles>484</meta:editing-cycles>
    <meta:editing-duration>P16DT9H40M44S</meta:editing-duration>
    <meta:print-date>2024-03-27T13:28:37.677000000</meta:print-date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